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Definition</text:p>
          </draw:text-box>
        </draw:frame>
        <draw:frame draw:style-name="gr2" draw:text-style-name="P3" draw:layer="layout" svg:width="25.161cm" svg:height="8.782cm" svg:x="0.339cm" svg:y="2.718cm">
          <draw:text-box>
            <text:p>Function</text:p>
            <text:p>A function is a block of code.</text:p>
            <text:p>It runs when it is called.</text:p>
            <text:p/>
            <text:p>There are some functions which are built-in like: print(), input()</text:p>
            <text:p>There are also functions which are user defined.</text:p>
            <text:p/>
            <text:p>We can pass data to function through parameter. Parameters are separated by commas</text:p>
            <text:p>We can pass any number of arguments into a function. It can return data as result</text:p>
            <text:p/>
            <text:p/>
            <text:p>Parameters or Arguments ?</text:p>
            <text:p>Both term’s are used for the Information passed in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irst Function</text:p>
          </draw:text-box>
        </draw:frame>
        <draw:frame draw:style-name="gr2" draw:text-style-name="P3" draw:layer="layout" svg:width="24.83cm" svg:height="9.818cm" svg:x="0.77cm" svg:y="2.506cm">
          <draw:text-box>
            <text:p>A function is defined using the “def” keyword.</text:p>
            <text:p>A function has a name and a body.</text:p>
            <text:p>It may or may not parameters (or arguments).</text:p>
            <text:p/>
            <text:p>def my_function():</text:p>
            <text:p><text:s text:c="2"/>print("Hello from a function") </text:p>
            <text:p/>
            <text:p>Name: my_function</text:p>
            <text:p>Arguments: no args</text:p>
            <text:p>Body: print(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text-style-name="P1" draw:layer="layout" svg:width="26cm" svg:height="2.292cm" svg:x="0.791cm" svg:y="2.466cm" presentation:class="outline" presentation:user-transformed="true">
          <draw:text-box>
            <text:list text:style-name="L2">
              <text:list-header>
                <text:p>Create a function that takes an integer as input and tells whether it is divisible by 7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52:25.135564455</meta:creation-date>
    <meta:editing-duration>PT11M8S</meta:editing-duration>
    <meta:editing-cycles>12</meta:editing-cycles>
    <meta:generator>LibreOffice/7.3.7.2$Linux_X86_64 LibreOffice_project/30$Build-2</meta:generator>
    <dc:title>Blue Curve</dc:title>
    <dc:date>2023-05-22T20:51:10.067065945</dc:date>
    <meta:document-statistic meta:object-count="50"/>
  </office:meta>
</office:document-meta>
</file>